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Assertions</text:span></text:span></text:p>
      <text:p text:style-name="Text_20_body">Assertions are very similar to Accessors as they do not interact with the application directly. Assertions are used to verify the current state of the application with an expected state.</text:p>
      <text:p text:style-name="Text_20_body"><text:span text:style-name="Strong_20_Emphasis">Forms of Assertions:</text:span></text:p>
      <text:p text:style-name="Text_20_body"><text:span text:style-name="Strong_20_Emphasis">#1. assert</text:span> – the “assert” command makes sure that the test execution is terminated in case of failure.</text:p>
      <text:p text:style-name="Text_20_body"><text:span text:style-name="Strong_20_Emphasis">#2. verify</text:span> – the “verify” command lets the Selenium IDE to carry on with the test script execution even if the verification is failed.</text:p>
      <text:p text:style-name="Text_20_body"><text:span text:style-name="Strong_20_Emphasis">#3. waitFor</text:span> – the “waitFor” command waits for a certain condition to be met before executing the next test step. The conditions are like page to be loaded, element to be present. It allows the test execution to proceed even if the condition is not met within the stipulated waiting period.</text:p>
      <text:p text:style-name="Standard"/>
      <text:p text:style-name="Standard">Usually, we use <text:span text:style-name="T2">assert </text:span>along with try-catch if we want to prevent the termination of test execution. <text:span text:style-name="T2">verify</text:span> usually works incorrectly, that's why we don't use <text:span text:style-name="T2">verif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4S</meta:editing-duration>
    <meta:editing-cycles>5</meta:editing-cycles>
    <meta:generator>OpenOffice/4.1.1$Win32 OpenOffice.org_project/411m6$Build-9775</meta:generator>
    <dc:date>2016-01-13T16:55:45.09</dc:date>
    <meta:document-statistic meta:table-count="0" meta:image-count="0" meta:object-count="0" meta:page-count="1" meta:paragraph-count="7" meta:word-count="154" meta:character-count="908"/>
    <meta:user-defined meta:name="Info 1"/>
    <meta:user-defined meta:name="Info 2"/>
    <meta:user-defined meta:name="Info 3"/>
    <meta:user-defined meta:name="Info 4"/>
  </office:meta>
</office:document-meta>
</file>